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c4b4" officeooo:paragraph-rsid="0014c4b4"/>
    </style:style>
    <style:style style:name="P2" style:family="paragraph" style:parent-style-name="Standard">
      <style:text-properties officeooo:rsid="0014c4b4" officeooo:paragraph-rsid="0015fc34"/>
    </style:style>
    <style:style style:name="P3" style:family="paragraph" style:parent-style-name="Standard">
      <style:paragraph-properties fo:text-align="center" style:justify-single-word="false"/>
      <style:text-properties fo:font-size="40pt" officeooo:rsid="0014c4b4" officeooo:paragraph-rsid="0014c4b4" style:font-size-asian="40pt" style:font-size-complex="40pt"/>
    </style:style>
    <style:style style:name="P4" style:family="paragraph" style:parent-style-name="Standard">
      <style:paragraph-properties fo:text-align="center" style:justify-single-word="false"/>
      <style:text-properties fo:font-size="40pt" fo:font-style="normal" fo:font-weight="bold" officeooo:rsid="0014c4b4" officeooo:paragraph-rsid="0014c4b4" style:font-size-asian="40pt" style:font-style-asian="normal" style:font-weight-asian="bold" style:font-size-complex="40pt" style:font-style-complex="normal" style:font-weight-complex="bold"/>
    </style:style>
    <style:style style:name="P5" style:family="paragraph" style:parent-style-name="Standard">
      <style:paragraph-properties fo:text-align="center" style:justify-single-word="false"/>
      <style:text-properties fo:color="#0066b3" fo:font-size="13pt" style:text-underline-style="none" fo:font-weight="bold" officeooo:rsid="0014c4b4" officeooo:paragraph-rsid="0014c4b4" style:font-size-asian="13pt" style:font-weight-asian="bold" style:font-size-complex="13pt" style:font-weight-complex="bold"/>
    </style:style>
    <style:style style:name="P6" style:family="paragraph" style:parent-style-name="Standard">
      <style:text-properties fo:color="#0066b3" fo:font-size="13pt" style:text-underline-style="none" fo:font-weight="bold" officeooo:rsid="0014c4b4" officeooo:paragraph-rsid="0014c4b4" style:font-size-asian="13pt" style:font-weight-asian="bold" style:font-size-complex="13pt" style:font-weight-complex="bold"/>
    </style:style>
    <style:style style:name="P7" style:family="paragraph" style:parent-style-name="Standard">
      <style:paragraph-properties fo:text-align="center" style:justify-single-word="false"/>
      <style:text-properties fo:color="#0066b3" fo:font-size="13pt" style:text-underline-style="none" fo:font-weight="bold" officeooo:rsid="0022aa57" officeooo:paragraph-rsid="0022aa57" style:font-size-asian="13pt" style:font-weight-asian="bold" style:font-size-complex="13pt" style:font-weight-complex="bold"/>
    </style:style>
    <style:style style:name="P8" style:family="paragraph" style:parent-style-name="Standard">
      <style:paragraph-properties fo:text-align="start" style:justify-single-word="false"/>
      <style:text-properties fo:color="#0066b3" fo:font-size="11pt" style:text-underline-style="none" fo:font-weight="normal" officeooo:rsid="0014c4b4" officeooo:paragraph-rsid="0014c4b4" style:font-size-asian="9.60000038146973pt" style:font-weight-asian="normal" style:font-size-complex="11pt" style:font-weight-complex="normal"/>
    </style:style>
    <style:style style:name="P9" style:family="paragraph" style:parent-style-name="Standard">
      <style:text-properties officeooo:rsid="0014feeb" officeooo:paragraph-rsid="0014feeb"/>
    </style:style>
    <style:style style:name="P10" style:family="paragraph" style:parent-style-name="Standard">
      <style:text-properties officeooo:rsid="0014feeb" officeooo:paragraph-rsid="0015fc34"/>
    </style:style>
    <style:style style:name="P11" style:family="paragraph" style:parent-style-name="Standard">
      <style:text-properties officeooo:rsid="0015fc34" officeooo:paragraph-rsid="0015fc34"/>
    </style:style>
    <style:style style:name="P12" style:family="paragraph" style:parent-style-name="Standard">
      <style:text-properties officeooo:rsid="0017a902" officeooo:paragraph-rsid="0017a902"/>
    </style:style>
    <style:style style:name="P13" style:family="paragraph" style:parent-style-name="Standard">
      <style:text-properties officeooo:rsid="0019a6c3" officeooo:paragraph-rsid="0019a6c3"/>
    </style:style>
    <style:style style:name="P14" style:family="paragraph" style:parent-style-name="Standard">
      <style:text-properties officeooo:rsid="001d18a8" officeooo:paragraph-rsid="001d18a8"/>
    </style:style>
    <style:style style:name="P15" style:family="paragraph" style:parent-style-name="Standard">
      <style:paragraph-properties fo:text-align="start" style:justify-single-word="false"/>
      <style:text-properties officeooo:paragraph-rsid="001f969e"/>
    </style:style>
    <style:style style:name="P16" style:family="paragraph" style:parent-style-name="Standard">
      <style:paragraph-properties fo:text-align="start" style:justify-single-word="false"/>
      <style:text-properties fo:color="#000000" fo:font-size="11pt" style:text-underline-style="none" fo:font-weight="normal" officeooo:rsid="0014c4b4" officeooo:paragraph-rsid="0014c4b4"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fo:color="#000000" fo:font-size="11pt" style:text-underline-style="none" fo:font-weight="normal" officeooo:rsid="0014c4b4" officeooo:paragraph-rsid="001d9cff"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fo:color="#000000" fo:font-size="11pt" style:text-underline-style="none" fo:font-weight="normal" officeooo:rsid="001d4e02" officeooo:paragraph-rsid="0014c4b4"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fo:color="#000000" fo:font-size="11pt" style:text-underline-style="none" fo:font-weight="normal" officeooo:rsid="001d4e02" officeooo:paragraph-rsid="001d4e02"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fo:color="#000000" fo:font-size="11pt" style:text-underline-style="none" fo:font-weight="normal" officeooo:rsid="001f969e" officeooo:paragraph-rsid="001f969e"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fo:color="#000000" fo:font-size="11pt" style:text-underline-style="none" fo:font-weight="normal" officeooo:rsid="0020dc25" officeooo:paragraph-rsid="001f969e"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fo:color="#000000" fo:font-size="11pt" style:text-underline-style="none" fo:font-weight="normal" officeooo:rsid="0022aa57" officeooo:paragraph-rsid="0022aa57" style:font-size-asian="9.60000038146973pt" style:font-weight-asian="normal" style:font-size-complex="11pt" style:font-weight-complex="normal"/>
    </style:style>
    <style:style style:name="P23" style:family="paragraph" style:parent-style-name="Standard">
      <style:text-properties fo:color="#000000" officeooo:rsid="0014c4b4" officeooo:paragraph-rsid="0014c4b4"/>
    </style:style>
    <style:style style:name="P24" style:family="paragraph" style:parent-style-name="Standard">
      <style:paragraph-properties fo:text-align="start" style:justify-single-word="false"/>
      <style:text-properties officeooo:rsid="0022aa57" officeooo:paragraph-rsid="0022aa57"/>
    </style:style>
    <style:style style:name="P25" style:family="paragraph" style:parent-style-name="Standard">
      <style:paragraph-properties fo:text-align="center" style:justify-single-word="false" fo:break-before="page"/>
      <style:text-properties officeooo:rsid="0014c4b4" officeooo:paragraph-rsid="0014c4b4"/>
    </style:style>
    <style:style style:name="P26" style:family="paragraph" style:parent-style-name="Standard">
      <style:paragraph-properties fo:text-align="center" style:justify-single-word="false" fo:break-before="page"/>
      <style:text-properties fo:color="#0066b3" fo:font-size="13pt" style:text-underline-style="none" fo:font-weight="bold" officeooo:rsid="0014c4b4" officeooo:paragraph-rsid="0014c4b4" style:font-size-asian="13pt" style:font-weight-asian="bold" style:font-size-complex="13pt" style:font-weight-complex="bold"/>
    </style:style>
    <style:style style:name="P27" style:family="paragraph" style:parent-style-name="Standard">
      <style:paragraph-properties fo:text-align="center" style:justify-single-word="false" fo:break-before="page"/>
      <style:text-properties fo:color="#0066b3" fo:font-size="13pt" style:text-underline-style="none" fo:font-weight="bold" officeooo:rsid="0014c4b4" officeooo:paragraph-rsid="0022aa57" style:font-size-asian="13pt" style:font-weight-asian="bold" style:font-size-complex="13pt" style:font-weight-complex="bold"/>
    </style:style>
    <style:style style:name="P28" style:family="paragraph" style:parent-style-name="Standard">
      <style:paragraph-properties fo:margin-left="0in" fo:margin-right="0in" fo:text-align="start" style:justify-single-word="false" fo:text-indent="0in" style:auto-text-indent="false"/>
      <style:text-properties officeooo:rsid="0022aa57" officeooo:paragraph-rsid="0022aa57"/>
    </style:style>
    <style:style style:name="P29" style:family="paragraph" style:parent-style-name="Standard">
      <style:paragraph-properties fo:margin-left="0in" fo:margin-right="0in" fo:text-align="start" style:justify-single-word="false" fo:text-indent="0in" style:auto-text-indent="false"/>
      <style:text-properties officeooo:rsid="0022aa57" officeooo:paragraph-rsid="0026725f"/>
    </style:style>
    <style:style style:name="P30" style:family="paragraph" style:parent-style-name="Standard">
      <style:paragraph-properties fo:margin-left="0in" fo:margin-right="0in" fo:text-align="start" style:justify-single-word="false" fo:text-indent="0in" style:auto-text-indent="false"/>
      <style:text-properties officeooo:rsid="0028061c" officeooo:paragraph-rsid="0028061c"/>
    </style:style>
    <style:style style:name="P31" style:family="paragraph" style:parent-style-name="Standard">
      <style:paragraph-properties fo:margin-left="0in" fo:margin-right="0in" fo:text-align="start" style:justify-single-word="false" fo:text-indent="0in" style:auto-text-indent="false"/>
      <style:text-properties officeooo:rsid="0026725f" officeooo:paragraph-rsid="0026725f"/>
    </style:style>
    <style:style style:name="P32" style:family="paragraph" style:parent-style-name="Standard">
      <style:paragraph-properties fo:text-align="start" style:justify-single-word="false"/>
      <style:text-properties officeooo:rsid="0022aa57" officeooo:paragraph-rsid="0022aa57"/>
    </style:style>
    <style:style style:name="P33" style:family="paragraph" style:parent-style-name="Standard">
      <style:paragraph-properties fo:text-align="start" style:justify-single-word="false"/>
      <style:text-properties officeooo:rsid="002e5d12" officeooo:paragraph-rsid="002e5d12"/>
    </style:style>
    <style:style style:name="P34" style:family="paragraph" style:parent-style-name="Standard">
      <style:paragraph-properties fo:margin-left="0in" fo:margin-right="0in" fo:text-align="start" style:justify-single-word="false" fo:text-indent="0in" style:auto-text-indent="false"/>
      <style:text-properties officeooo:rsid="0022aa57" officeooo:paragraph-rsid="0026725f"/>
    </style:style>
    <style:style style:name="P35" style:family="paragraph" style:parent-style-name="Standard">
      <style:paragraph-properties fo:margin-left="0in" fo:margin-right="0in" fo:text-align="start" style:justify-single-word="false" fo:text-indent="0in" style:auto-text-indent="false"/>
      <style:text-properties officeooo:rsid="0028061c" officeooo:paragraph-rsid="0028061c"/>
    </style:style>
    <style:style style:name="P36" style:family="paragraph">
      <style:paragraph-properties fo:text-align="center"/>
      <style:text-properties fo:font-size="12pt"/>
    </style:style>
    <style:style style:name="P37" style:family="paragraph">
      <loext:graphic-properties draw:fill-color="#ffffff"/>
      <style:paragraph-properties fo:text-align="center"/>
      <style:text-properties fo:font-size="12pt"/>
    </style:style>
    <style:style style:name="P38" style:family="paragraph">
      <style:paragraph-properties fo:text-align="center"/>
    </style:style>
    <style:style style:name="T1" style:family="text">
      <style:text-properties officeooo:rsid="0014feeb"/>
    </style:style>
    <style:style style:name="T2" style:family="text">
      <style:text-properties officeooo:rsid="0015fc34"/>
    </style:style>
    <style:style style:name="T3" style:family="text">
      <style:text-properties officeooo:rsid="0017a902"/>
    </style:style>
    <style:style style:name="T4" style:family="text">
      <style:text-properties officeooo:rsid="0019a6c3"/>
    </style:style>
    <style:style style:name="T5" style:family="text">
      <style:text-properties fo:color="#0066b3" fo:font-size="13pt" style:text-underline-style="none" fo:font-weight="bold" style:font-size-asian="13pt" style:font-weight-asian="bold" style:font-size-complex="13pt" style:font-weight-complex="bold"/>
    </style:style>
    <style:style style:name="T6" style:family="text">
      <style:text-properties fo:color="#0066b3" fo:font-size="13pt" style:text-underline-style="none" fo:font-weight="bold" officeooo:rsid="001d4e02" style:font-size-asian="13pt" style:font-weight-asian="bold" style:font-size-complex="13pt" style:font-weight-complex="bold"/>
    </style:style>
    <style:style style:name="T7" style:family="text">
      <style:text-properties fo:color="#0066b3" fo:font-size="13pt" style:text-underline-style="none" fo:font-weight="bold" officeooo:rsid="00284a76" style:font-size-asian="13pt" style:font-weight-asian="bold" style:font-size-complex="13pt" style:font-weight-complex="bold"/>
    </style:style>
    <style:style style:name="T8" style:family="text">
      <style:text-properties officeooo:rsid="001b801c"/>
    </style:style>
    <style:style style:name="T9" style:family="text">
      <style:text-properties officeooo:rsid="001d4e02"/>
    </style:style>
    <style:style style:name="T10" style:family="text">
      <style:text-properties officeooo:rsid="001d9cff"/>
    </style:style>
    <style:style style:name="T11" style:family="text">
      <style:text-properties fo:color="#000000" fo:font-size="11pt" style:text-underline-style="none" fo:font-weight="normal" style:font-size-asian="9.60000038146973pt" style:font-weight-asian="normal" style:font-size-complex="11pt" style:font-weight-complex="normal"/>
    </style:style>
    <style:style style:name="T12" style:family="text">
      <style:text-properties fo:color="#000000" fo:font-size="11pt" style:text-underline-style="none" fo:font-weight="normal" officeooo:rsid="001f969e" style:font-size-asian="9.60000038146973pt" style:font-weight-asian="normal" style:font-size-complex="11pt" style:font-weight-complex="normal"/>
    </style:style>
    <style:style style:name="T13" style:family="text">
      <style:text-properties fo:color="#000000" fo:font-size="11pt" style:text-underline-style="none" fo:font-weight="normal" officeooo:rsid="0020dc25" style:font-size-asian="9.60000038146973pt" style:font-weight-asian="normal" style:font-size-complex="11pt" style:font-weight-complex="normal"/>
    </style:style>
    <style:style style:name="T14" style:family="text">
      <style:text-properties officeooo:rsid="001f969e"/>
    </style:style>
    <style:style style:name="T15" style:family="text">
      <style:text-properties officeooo:rsid="0020dc25"/>
    </style:style>
    <style:style style:name="T16" style:family="text">
      <style:text-properties officeooo:rsid="0025c052"/>
    </style:style>
    <style:style style:name="T17" style:family="text">
      <style:text-properties officeooo:rsid="0026725f"/>
    </style:style>
    <style:style style:name="gr1"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Line_20_Style_20_9" draw:fill-color="#ffffff" draw:textarea-horizontal-align="justify" draw:textarea-vertical-align="middle" draw:auto-grow-height="false" fo:min-height="1.2327in" fo:min-width="1.2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4138in" fo:min-width="0.9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4"><text:s/>SHOOT-EM-UP</text:p>
      <text:p text:style-name="P4">RAPPORT PROGRAMMER</text:p>
      <text:p text:style-name="P1"/>
      <text:p text:style-name="P23"/>
      <text:p text:style-name="P27">Notes</text:p>
      <text:p text:style-name="P20"/>
      <text:p text:style-name="P20"/>
      <text:p text:style-name="P20">Il s’agit, ici, d’un rapport destiné à l’explication des choix de programmation <text:span text:style-name="T15">et quelques détails techniques </text:span>du projet.</text:p>
      <text:p text:style-name="P20">Pour toutes autres informations, vous pouvez vous référer :</text:p>
      <text:p text:style-name="P15"><text:span text:style-name="T12">- A la page destinée aux commentaires des codes : </text:span><text:span text:style-name="T13">doc/html/index.html</text:span></text:p>
      <text:p text:style-name="P21">- Aux codes sources directement.</text:p>
      <text:p text:style-name="P21">- Dans le jeu, où vous trouverez explications de gameplay et tutoriels.</text:p>
      <text:p text:style-name="P24"><text:span text:style-name="T13">A </text:span><text:span text:style-name="T11">propos de Git, nous n’avions, au début du projet, pas compris le fonctionnement de l’outil (nous poussions à chaque fois une nouvelle version du projet au lieu de pousser uniquement les modifications). </text:span></text:p>
      <text:p text:style-name="P24"><text:span text:style-name="T11"/></text:p>
      <text:p text:style-name="P33"><text:span text:style-name="T11">Compilation : Dans le répertoire makefile : ‘make install’</text:span></text:p>
      <text:p text:style-name="P33"><text:span text:style-name="T11">Execution : ‘python3 script.py’ ou double clic dessus </text:span></text:p>
      <text:p text:style-name="P22"/>
      <text:p text:style-name="P22"/>
      <text:p text:style-name="P22"/>
      <text:p text:style-name="P7">Modularisation</text:p>
      <text:p text:style-name="P24"/>
      <text:p text:style-name="P24"><draw:custom-shape text:anchor-type="paragraph" draw:z-index="3" draw:name="Shape1" draw:style-name="gr3" draw:text-style-name="P38" svg:width="0.9898in" svg:height="0.4587in" svg:x="4.289in" svg:y="0.1654in"><text:p text:style-name="P38">Graphi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draw:line text:anchor-type="paragraph" draw:z-index="24" draw:name="Shape13" draw:style-name="gr5" draw:text-style-name="P38" svg:x1="4.289in" svg:y1="0.1154in" svg:x2="2.0492in" svg:y2="0.7445in"><text:p/></draw:line></text:p>
      <text:p text:style-name="P28"><draw:custom-shape text:anchor-type="paragraph" draw:z-index="2" draw:name="Shape1" draw:style-name="gr3" draw:text-style-name="P38" svg:width="0.9898in" svg:height="0.4587in" svg:x="-0.2736in" svg:y="0.5591in"><text:p text:style-name="P38">Ma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1" draw:style-name="gr3" draw:text-style-name="P38" svg:width="0.9898in" svg:height="0.4587in" svg:x="3.2161in" svg:y="0.3654in"><text:p text:style-name="P38">Moov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Shape1" draw:style-name="gr3" draw:text-style-name="P38" svg:width="0.9898in" svg:height="0.4587in" svg:x="4.2783in" svg:y="2.0945in"><text:p text:style-name="P38">Shoo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Shape1" draw:style-name="gr3" draw:text-style-name="P38" svg:width="0.9898in" svg:height="0.4587in" svg:x="5.6638in" svg:y="0.8862in"><text:p text:style-name="P38">Entit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Shape1" draw:style-name="gr3" draw:text-style-name="P38" svg:width="0.9898in" svg:height="0.4587in" svg:x="4.2681in" svg:y="1.5425in"><text:p text:style-name="P38">Spaw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1" draw:style-name="gr3" draw:text-style-name="P38" svg:width="0.9898in" svg:height="0.4587in" svg:x="5.6846in" svg:y="0.2091in"><text:p text:style-name="P38">Sta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Shape1" draw:style-name="gr3" draw:text-style-name="P38" svg:width="0.9898in" svg:height="0.4587in" svg:x="4.2681in" svg:y="0.9799in"><text:p text:style-name="P38">Collis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Shape1" draw:style-name="gr3" draw:text-style-name="P38" svg:width="0.9898in" svg:height="0.4587in" svg:x="1.0598in" svg:y="0.5528in"><text:p text:style-name="P38">Game_loo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name="Shape1" draw:style-name="gr3" draw:text-style-name="P38" svg:width="0.9898in" svg:height="0.4587in" svg:x="4.289in" svg:y="2.6673in"><text:p text:style-name="P38">Parseu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6" draw:name="Shape5" draw:style-name="gr4" draw:text-style-name="P38" svg:x1="5.6846in" svg:y1="0.2091in" svg:x2="5.2783in" svg:y2="0.0071in"><text:p/></draw:line></text:p>
      <text:p text:style-name="P28"><draw:line text:anchor-type="paragraph" draw:z-index="17" draw:name="Shape6" draw:style-name="gr4" draw:text-style-name="P38" svg:x1="5.6638in" svg:y1="0.6941in" svg:x2="5.2783in" svg:y2="0.0484in"><text:p/></draw:line></text:p>
      <text:p text:style-name="P28"><draw:ellipse text:anchor-type="paragraph" draw:z-index="0" draw:name="Shape18" draw:style-name="gr1" draw:text-style-name="P36" svg:width="1.1106in" svg:height="0.6776in" svg:x="6.139in" svg:y="0.0717in" draw:kind="arc" draw:start-angle="265.77" draw:end-angle="100.69"><text:p/></draw:ellipse></text:p>
      <text:p text:style-name="P28"><draw:line text:anchor-type="paragraph" draw:z-index="15" draw:name="Shape4" draw:style-name="gr4" draw:text-style-name="P38" svg:x1="3.2157in" svg:y1="0.0154in" svg:x2="2.0492in" svg:y2="0.2028in"><text:p/></draw:line><draw:line text:anchor-type="paragraph" draw:z-index="23" draw:name="Shape12" draw:style-name="gr5" draw:text-style-name="P38" svg:x1="5.6638in" svg:y1="0.3906in" svg:x2="4.2055in" svg:y2="0.0154in"><text:p/></draw:line></text:p>
      <text:p text:style-name="P28"><draw:line text:anchor-type="paragraph" draw:z-index="14" draw:name="Shape3" draw:style-name="gr4" draw:text-style-name="P38" svg:x1="1.0598in" svg:y1="0.0217in" svg:x2="0.7161in" svg:y2="0.0217in"><text:p/></draw:line><draw:line text:anchor-type="paragraph" draw:z-index="22" draw:name="Shape11" draw:style-name="gr4" draw:text-style-name="P38" svg:x1="4.2681in" svg:y1="0.2134in" svg:x2="3.7992in" svg:y2="0.0571in"><text:p/></draw:line><draw:line text:anchor-type="paragraph" draw:z-index="25" draw:name="Shape14" draw:style-name="gr5" draw:text-style-name="P38" svg:x1="4.2681in" svg:y1="0.4382in" svg:x2="2.0492in" svg:y2="0.1256in"><text:p/></draw:line></text:p>
      <text:p text:style-name="P28"><draw:line text:anchor-type="paragraph" draw:z-index="18" draw:name="Shape7" draw:style-name="gr4" draw:text-style-name="P38" svg:x1="5.6638in" svg:y1="0.1008in" svg:x2="5.2575in" svg:y2="0.1634in"><text:p/></draw:line><draw:line text:anchor-type="paragraph" draw:z-index="26" draw:name="Shape15" draw:style-name="gr5" draw:text-style-name="P38" svg:x1="4.2681in" svg:y1="0.663in" svg:x2="2.0492in" svg:y2="0.0528in"><text:p/></draw:line><draw:line text:anchor-type="paragraph" draw:z-index="27" draw:name="Shape16" draw:style-name="gr5" draw:text-style-name="P38" svg:x1="4.2783in" svg:y1="1.2047in" svg:x2="1.9764in" svg:y2="0.0528in"><text:p/></draw:line><draw:line text:anchor-type="paragraph" draw:z-index="28" draw:name="Shape17" draw:style-name="gr5" draw:text-style-name="P38" svg:x1="4.2886in" svg:y1="1.778in" svg:x2="1.8929in" svg:y2="0.0528in"><text:p/></draw:line><draw:ellipse text:anchor-type="paragraph" draw:z-index="29" draw:name="Shape19" draw:style-name="gr5" draw:text-style-name="P38" svg:width="5.3461in" svg:height="4.8878in" svg:x="1.8354in" svg:y="-2.6098in" draw:kind="arc" draw:start-angle="186.18" draw:end-angle="355.95"><text:p/></draw:ellipse></text:p>
      <text:p text:style-name="P28"><draw:line text:anchor-type="paragraph" draw:z-index="19" draw:name="Shape8" draw:style-name="gr4" draw:text-style-name="P38" svg:x1="5.6638in" svg:y1="0.0547in" svg:x2="5.2575in" svg:y2="0.4819in"><text:p/></draw:line></text:p>
      <text:p text:style-name="P28"><draw:line text:anchor-type="paragraph" draw:z-index="20" draw:name="Shape9" draw:style-name="gr4" draw:text-style-name="P38" svg:x1="5.7472in" svg:y1="0.0028in" svg:x2="5.2681in" svg:y2="0.8528in"><text:p/></draw:line><draw:line text:anchor-type="paragraph" draw:z-index="21" draw:name="Shape10" draw:style-name="gr4" draw:text-style-name="P38" svg:x1="5.9138in" svg:y1="0.0028in" svg:x2="5.2783in" svg:y2="1.4362in"><text:p/></draw:line><draw:custom-shape text:anchor-type="paragraph" draw:z-index="1" draw:name="Shape2" draw:style-name="gr2" draw:text-style-name="P37" svg:width="1.7732in" svg:height="1.7425in" svg:x="0.3201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8"/>
      <text:p text:style-name="P28"><draw:custom-shape text:anchor-type="paragraph" draw:z-index="13" draw:name="Shape1" draw:style-name="gr3" draw:text-style-name="P38" svg:width="0.9898in" svg:height="0.4587in" svg:x="0.7264in" svg:y="0.0154in"><text:p text:style-name="P38">Balanc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28"/>
      <text:p text:style-name="P28"><draw:custom-shape text:anchor-type="paragraph" draw:z-index="11" draw:name="Shape1" draw:style-name="gr3" draw:text-style-name="P38" svg:width="0.9898in" svg:height="0.4587in" svg:x="0.7161in" svg:y="0.0236in"><text:p text:style-name="P38">Error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28"/>
      <text:p text:style-name="P28"/>
      <text:p text:style-name="P28"/>
      <text:p text:style-name="P29"><text:tab/> <text:s/><text:span text:style-name="T17">Modules de defines </text:span></text:p>
      <text:p text:style-name="P31"><text:s text:c="7"/>(importer par tous les autres)</text:p>
      <text:p text:style-name="P29"/>
      <text:p text:style-name="P29"/>
      <text:p text:style-name="P30">Game_loop : <text:s/>la boucle principal et les menus</text:p>
      <text:p text:style-name="P30">Moove : <text:tab/>les déplacements des entitées</text:p>
      <text:p text:style-name="P30">Graphic :<text:tab/>l’affichage (MLV et shell)</text:p>
      <text:p text:style-name="P30">Star :<text:tab/><text:tab/>le fond déroulant (étoiles)</text:p>
      <text:p text:style-name="P30">Entity :<text:tab/>les entitées (allocations, désallocations…) → liste chainée</text:p>
      <text:p text:style-name="P30">Collision :<text:tab/>les collisions entre entitées et entitées, et entitées et bordures</text:p>
      <text:p text:style-name="P30">Spawn :<text:tab/>créations des paramètres des entitées à créer</text:p>
      <text:p text:style-name="P30">Shoot :<text:tab/><text:tab/>les tirs (actions)</text:p>
      <text:p text:style-name="P30">Parseur :<text:tab/>pour découper les fichiers textes de niveaux</text:p>
      <text:p text:style-name="P30">Balancing :<text:tab/>tous les modifiables pour le jeu (difficulté, ratio, équilibrage...)</text:p>
      <text:p text:style-name="P30">Errors :<text:tab/>tout les codes d’erreurs de fonctions</text:p>
      <text:p text:style-name="P26">Les menus</text:p>
      <text:p text:style-name="P1"/>
      <text:p text:style-name="P2">- Le menu principal, contitué de 4 boutons (exit, play arena, play levels, <text:span text:style-name="T1">how to play) fonctionne avec une boucle infinie.</text:span></text:p>
      <text:p text:style-name="P10">Plutôt que d’attendre une action joueur (MLV_wait…) nous regardons plutôt son action, s’il y en a une (MLV_get…), ainsi nous pouvons créer des changement de couleurs, ou de forme d’un bouton lorsque le joueur passe la souris dessus (ce qui est agréable à avoir dans un menu).</text:p>
      <text:p text:style-name="P1"/>
      <text:p text:style-name="P9">- Le menu ‘how to play’ est simplement généré à partir d’une image resize puis affiché<text:span text:style-name="T2">e</text:span> par la lib MLV. Il possède un <text:span text:style-name="T2">unique </text:span>bouton pour revenir au menu principal.</text:p>
      <text:p text:style-name="P9">Nous sommes concient des inconvenients que cette méthode apporte : l’image est altérée (déformée) lorsque que l’écran change (dimention ou nombre de pixel). Pour amélioration à ce sujet, nous aurions pu (comme discuter avec M Francis) générer une image vectorielle afin qu’elle soit toujours parfaite à l’affichage, <text:span text:style-name="T2">une autre amélioration aurait été de de générer des démos (avec le moteur du jeu plus du texte) afin de montrer comment jouer.</text:span></text:p>
      <text:p text:style-name="P9"/>
      <text:p text:style-name="P9">- <text:span text:style-name="T2">Menu ‘pause’ (uniquement accessible en jeu), il consiste juste à mettre en pause le jeu (touche ‘p’ pour pause et ‘p’ pour relancer), avec plus de temps, nous aurions pu ajouter par exemple un bouton retour au menu. Cependant cette action est déjà possible avec la touche ‘e’ (pour ‘exit’).</text:span></text:p>
      <text:p text:style-name="P11">Et donc à tout moment vous pouvez revenir au menu principal avec ‘e’.</text:p>
      <text:p text:style-name="P1"/>
      <text:p text:style-name="P1"/>
      <text:p text:style-name="P5">La boucle principale de jeu <text:span text:style-name="T3">et mode de jeux</text:span></text:p>
      <text:p text:style-name="P1"/>
      <text:p text:style-name="P1">- <text:span text:style-name="T2">La génération des frames (fps) se fait avec une fonction de la lib MLV permettant de créer une fréquence de rafraichissement de l’image.</text:span></text:p>
      <text:p text:style-name="P1"/>
      <text:p text:style-name="P1">- <text:span text:style-name="T3">La boucle fait donc dans l’ordre : entrée utilisateur (MLV_get…), menu de pause (car prioritaire), managing et physique, affichage, conditions de défaite ou victoire.</text:span></text:p>
      <text:p text:style-name="P1"/>
      <text:p text:style-name="P1">- <text:span text:style-name="T3">Le mode Arena est un mode de jeu infini, les ennemis sont générés avec des valeurs aléatoires respectant les conditions de spawn bien entendu.</text:span></text:p>
      <text:p text:style-name="P12">Une amélioration possible de ce mode de jeu aurait été de faire progresser la difficultée, mais aussi de généré un fichier de meilleur score par exemple.</text:p>
      <text:p text:style-name="P12"/>
      <text:p text:style-name="P12">- Le mode Levels est un mode de jeu (comme sont nom l’indique) réalisant une suite de niveaux qui s’enchaînnent.</text:p>
      <text:p text:style-name="P12">Ces niveaux ce succédent les uns après les autres récursivement (oui ce n’est pas bien : ça remplit la mémoire inutilement) mais nous avons fait ce avec les raisons suivantes :</text:p>
      <text:p text:style-name="P12"><text:tab/>- les niveaux sont peu et à un nombre finit (donc pas de risque de faire saturer la mémoire)</text:p>
      <text:p text:style-name="P12"><text:tab/>- les variables ne sont assez peu nombreuses</text:p>
      <text:p text:style-name="P12"><text:tab/>- <text:span text:style-name="T4">il était, dans notre cas, plus simple de renvoyer la fonction de boucle principal <text:tab/>récursivement plutôt que de passer par des booléens.</text:span></text:p>
      <text:p text:style-name="P13">Cependant, nous tenons à signaler que lorsque l’on quite le jeu (‘e’) tous est détruit, donc en mode arena nous n’avons pas ce problème.</text:p>
      <text:p text:style-name="P12">Ces niveaux sont écrient dans des fichiers texte ([type] [temps] [x] [y]), on parse donc ces fichiers afin de générer une liste d’événements qui doivent apparaître pendant le niveau.</text:p>
      <text:p text:style-name="P12">Le parseur lit une ligne = une entitée, un espace séparant chaque informations sur l’entitée.</text:p>
      <text:p text:style-name="P1"/>
      <text:p text:style-name="P1"/>
      <text:p text:style-name="P6"/>
      <text:p text:style-name="P1"/>
      <text:p text:style-name="P5"><text:soft-page-break/>Les gestions d’entitées</text:p>
      <text:p text:style-name="P1"/>
      <text:p text:style-name="P1"/>
      <text:p text:style-name="P13">Pour les informations concernant la structure d’entitée, nous vous invitons à regarder le fichier Web donné avec le rendu (rubrique data structures &gt; structures &gt; entity).</text:p>
      <text:p text:style-name="P13"/>
      <text:p text:style-name="P13">- Le spawn des entités se fait, comme vu précédement, aléatoirement ou via le parseur avec une liste déjà générée.</text:p>
      <text:p text:style-name="P13">Losrque l’entité spawn, elle s’ajoute dans la liste concernant son type : ennemis, allié, tirs, bonus.</text:p>
      <text:p text:style-name="P13">Grâce à cela, nous manipulons des listes de plus petites tailles tout en gardant l’avantage de ne traiter que des ‘entity’.</text:p>
      <text:p text:style-name="P13"/>
      <text:p text:style-name="P13">- Le déplacement, ou la physique est hard codé, passer par pointeurs de fonctions la physique aurait été une bonne amélioration (que nous avons essayé de traiter, mais sous manque de temps vers <text:s/>la fin nous nous sommes plutôt tournés vers le parseur)</text:p>
      <text:p text:style-name="P13">Pour la plupart des entitées, elle ont une vitesse, <text:span text:style-name="T8">une vélocité</text:span> qui représente le nombres de pixel à parcourir.</text:p>
      <text:p text:style-name="P13">Pour l’entitée de l’allié : le vaisseau, le déplacement est un peu plus particulier. D’abord, il n’a pas de vitesse mais une accélération (touche pressé : on se déplace) ce qui représente le déplacement de base. Mais en plus le vaisseau possède une inertie, géré <text:span text:style-name="T8">avec un frein (pour ralentir), et un accroissement (pour aller plus vite). </text:span></text:p>
      <text:p text:style-name="P13"/>
      <text:p text:style-name="P13">- Les actions / événements <text:span text:style-name="T8">diffères selon l’entitée, par exemple elles peuvent tirer (et donc générer une nouvelle entitée de tir), entrer dans une nouvelle séquence (c’est le cas du bomber, qui assez proche du joueur va essayer de lui foncer dessus)… Ces événements sont paramétrés directement dans la structure d’entitée.</text:span></text:p>
      <text:p text:style-name="P1"/>
      <text:p text:style-name="P1"/>
      <text:p text:style-name="P5">La gestion du fond d’écran en mouvement, les étoiles</text:p>
      <text:p text:style-name="P1"/>
      <text:p text:style-name="P1"/>
      <text:p text:style-name="P14">- Nous avons optés pour la seconde option conseillée dans le sujet : des objets qui défillent.</text:p>
      <text:p text:style-name="P14">Pour cela, quand une partie démarre, on initialise une liste d’étoiles avec comme paramètre vitesse et taille. Cette liste restera fixe pendant toute la partie jusqu’à la fin où elle sera écrasé (free). Donc dès qu’une étoile meurt (sors de l’écran) elle réaparaît quelques secondes plus tard. </text:p>
      <text:p text:style-name="P14">Elles sont donc répétitives, mais nous avons fait ce choix pour gagner en efficacité (car pendant une partie : pas besoin de supprimer et créer des étoiles).</text:p>
      <text:p text:style-name="P1"/>
      <text:p text:style-name="P1"/>
      <text:p text:style-name="P25"><text:span text:style-name="T5">Partie sujet, option</text:span><text:span text:style-name="T6">s </text:span><text:span text:style-name="T7">et</text:span><text:span text:style-name="T5"> améliorations</text:span></text:p>
      <text:p text:style-name="P8"/>
      <text:p text:style-name="P8"/>
      <text:p text:style-name="P16">- <text:span text:style-name="T9">Du côté du sujet, nous avons réalisé une grande partie des améliorations conseillées, mais aussi des ajouts que nous avons imaginés :</text:span></text:p>
      <text:p text:style-name="P16"><text:tab/><text:span text:style-name="T9">le compte de points</text:span></text:p>
      <text:p text:style-name="P16"><text:tab/><text:span text:style-name="T9">barre de vie et score de kill</text:span></text:p>
      <text:p text:style-name="P16"><text:tab/><text:span text:style-name="T9">physique d’inertie</text:span></text:p>
      <text:p text:style-name="P16"><text:tab/><text:span text:style-name="T9">certains ennemies visent le joueur</text:span></text:p>
      <text:p text:style-name="P16"><text:tab/><text:span text:style-name="T9">certains ennemies n’envoient pas de missile à tête chercheuse mais ils le deviennent</text:span></text:p>
      <text:p text:style-name="P16"><text:tab/><text:span text:style-name="T10">niveaux + parseur</text:span></text:p>
      <text:p text:style-name="P16"><text:tab/><text:span text:style-name="T10">plein de pattern d’ennemies + pattern de tirs de ces ennemies</text:span></text:p>
      <text:p text:style-name="P17"><text:tab/><text:span text:style-name="T10">4 bonus avec une comète au départ qui libère un bonus réservé au joueur à sa destruction</text:span></text:p>
      <text:p text:style-name="P17"><text:tab/><text:span text:style-name="T10">menus pause</text:span></text:p>
      <text:p text:style-name="P17"><text:tab/><text:span text:style-name="T10">menus tutoriel (à la place d’un rapport utilisateur) </text:span></text:p>
      <text:p text:style-name="P17"><text:tab/><text:span text:style-name="T14">script python (désolé nous avons utilisé un autre langage que le C) il à été fait dans l’unique but de <text:tab/><text:tab/>générer un executable du projet par double clic (nous n’avons pas trouvé comment faire en <text:tab/><text:tab/>C) au lieu de faire (./Shoot)...</text:span></text:p>
      <text:p text:style-name="P16"><text:tab/><text:span text:style-name="T16">multitude de sprites dessinés par Alexis (non pris sur internet), affichés en ratio par rapport à la taille <text:tab/><text:tab/>de l’écran pour s’assurer que la difficultée reste toujours la même.</text:span></text:p>
      <text:p text:style-name="P16"/>
      <text:p text:style-name="P16"/>
      <text:p text:style-name="P1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heads_20_1" draw:display-name="Arrowheads 1" svg:viewBox="0 0 20 30" svg:d="M10 0l-10 30h20z"/>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14:23:12.520257138</meta:creation-date>
    <dc:date>2020-01-12T22:33:53.804830931</dc:date>
    <meta:editing-duration>PT59M19S</meta:editing-duration>
    <meta:editing-cycles>16</meta:editing-cycles>
    <meta:generator>LibreOffice/6.0.7.3$Linux_X86_64 LibreOffice_project/00m0$Build-3</meta:generator>
    <meta:document-statistic meta:table-count="0" meta:image-count="0" meta:object-count="0" meta:page-count="5" meta:paragraph-count="72" meta:word-count="1245" meta:character-count="7489" meta:non-whitespace-character-count="6272"/>
  </office:meta>
</office:document-meta>
</file>